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ZEA ABARCA, ZAMANTH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BIA CORTEZ ABAR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BARCA CABRERA, GLORIA MAR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613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4T17:51:5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